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color="#fafafa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5cm" svg:height="11.25cm" svg:x="5cm" svg:y="1.866cm">
          <draw:text-box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 </text:span><text:span text:style-name="T1">SITE 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6:46:53.811129479</dc:date>
    <meta:editing-duration>PT1H12M18S</meta:editing-duration>
    <meta:editing-cycles>11</meta:editing-cycles>
    <meta:generator>LibreOffice/7.0.6.2$Linux_X86_64 LibreOffice_project/00$Build-2</meta:generator>
    <meta:document-statistic meta:object-count="2"/>
  </office:meta>
</office:document-meta>
</file>